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line-height="100%" fo:text-indent="0in" style:auto-text-indent="false"/>
      <style:text-properties fo:font-size="12pt" style:font-size-asian="14pt" style:font-size-complex="14pt"/>
    </style:style>
    <style:style style:name="P2" style:family="paragraph" style:parent-style-name="Standard">
      <style:paragraph-properties fo:margin-left="0in" fo:line-height="100%" fo:text-indent="0in" style:auto-text-indent="false"/>
      <style:text-properties fo:font-size="10pt" style:font-size-asian="14pt" style:font-size-complex="14pt"/>
    </style:style>
    <style:style style:name="P3" style:family="paragraph" style:parent-style-name="Heading_20_3">
      <style:paragraph-properties fo:margin-left="0in" fo:line-height="100%" fo:text-indent="0in" style:auto-text-indent="false"/>
      <style:text-properties fo:font-size="12pt" officeooo:paragraph-rsid="0003c77f" style:font-size-asian="14pt" style:font-size-complex="14pt"/>
    </style:style>
    <style:style style:name="P4" style:family="paragraph" style:parent-style-name="Standard">
      <style:paragraph-properties fo:margin-left="0in" fo:line-height="100%" fo:text-indent="0in" style:auto-text-indent="false"/>
      <style:text-properties fo:font-size="10pt" officeooo:paragraph-rsid="0003c77f" style:font-size-asian="14pt" style:font-size-complex="14pt"/>
    </style:style>
    <style:style style:name="P5" style:family="paragraph" style:parent-style-name="Standard">
      <style:paragraph-properties fo:margin-left="0in" fo:margin-top="0in" fo:margin-bottom="0in" style:contextual-spacing="false" fo:line-height="100%" fo:text-indent="0in" style:auto-text-indent="false"/>
      <style:text-properties fo:font-size="10pt" style:font-size-asian="14pt" style:font-size-complex="14pt"/>
    </style:style>
    <style:style style:name="P6" style:family="paragraph" style:parent-style-name="Heading_20_4">
      <style:paragraph-properties fo:margin-left="0in" fo:line-height="100%" fo:text-indent="0in" style:auto-text-indent="false"/>
      <style:text-properties fo:font-size="11pt" style:font-size-asian="13pt" style:font-size-complex="13pt"/>
    </style:style>
    <style:style style:name="P7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1a9dc" style:font-size-asian="13pt" style:font-size-complex="13pt"/>
    </style:style>
    <style:style style:name="P8" style:family="paragraph" style:parent-style-name="Standard">
      <style:paragraph-properties fo:margin-left="0in" fo:line-height="100%" fo:text-indent="0in" style:auto-text-indent="false"/>
      <style:text-properties fo:font-size="10pt" style:font-size-asian="13pt" style:font-size-complex="13pt"/>
    </style:style>
    <style:style style:name="P9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31696" style:font-size-asian="13pt" style:font-size-complex="13pt"/>
    </style:style>
    <style:style style:name="P10" style:family="paragraph" style:parent-style-name="Standard">
      <style:paragraph-properties fo:margin-left="0in" fo:line-height="100%" fo:text-indent="0in" style:auto-text-indent="false"/>
      <style:text-properties fo:font-size="10pt" officeooo:paragraph-rsid="0001a9dc" style:font-size-asian="14pt" style:font-size-complex="14pt"/>
    </style:style>
    <style:style style:name="P11" style:family="paragraph" style:parent-style-name="Heading_20_5">
      <style:paragraph-properties fo:margin-left="0in" fo:line-height="100%" fo:text-indent="0in" style:auto-text-indent="false"/>
      <style:text-properties fo:font-size="10pt" style:font-size-asian="12pt" style:font-size-complex="12pt"/>
    </style:style>
    <style:style style:name="P12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1a9dc" style:font-size-asian="12pt" style:font-size-complex="12pt"/>
    </style:style>
    <style:style style:name="P13" style:family="paragraph" style:parent-style-name="Standard">
      <style:paragraph-properties fo:margin-left="0in" fo:line-height="100%" fo:text-indent="0in" style:auto-text-indent="false"/>
      <style:text-properties fo:font-size="10pt" style:font-size-asian="12pt" style:font-size-complex="12pt"/>
    </style:style>
    <style:style style:name="P14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1a9dc" style:font-size-asian="14pt" style:font-size-complex="14pt"/>
    </style:style>
    <style:style style:name="P15" style:family="paragraph" style:parent-style-name="Standard">
      <style:paragraph-properties fo:margin-left="0in" fo:line-height="100%" fo:text-indent="0in" style:auto-text-indent="false"/>
      <style:text-properties fo:font-size="10pt" officeooo:paragraph-rsid="00031696" style:font-size-asian="14pt" style:font-size-complex="14pt"/>
    </style:style>
    <style:style style:name="P16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31696" style:font-size-asian="14pt" style:font-size-complex="14pt"/>
    </style:style>
    <style:style style:name="P17" style:family="paragraph" style:parent-style-name="Standard">
      <style:paragraph-properties fo:margin-left="0in" fo:line-height="100%" fo:text-indent="0in" style:auto-text-indent="false"/>
      <style:text-properties fo:font-size="10pt" officeooo:paragraph-rsid="00031696" style:font-size-asian="13pt" style:font-size-complex="13pt"/>
    </style:style>
    <style:style style:name="P18" style:family="paragraph" style:parent-style-name="Standard">
      <style:paragraph-properties fo:margin-left="0in" fo:line-height="100%" fo:text-indent="0in" style:auto-text-indent="false"/>
      <style:text-properties style:text-position="0% 100%" fo:font-size="10pt" officeooo:paragraph-rsid="00031696" style:font-size-asian="12pt" style:font-size-complex="12pt"/>
    </style:style>
    <style:style style:name="P19" style:family="paragraph" style:parent-style-name="Standard">
      <style:paragraph-properties fo:margin-left="0in" fo:line-height="100%" fo:text-indent="0in" style:auto-text-indent="false"/>
      <style:text-properties fo:font-size="10pt" officeooo:paragraph-rsid="00031696" style:font-size-asian="12pt" style:font-size-complex="12pt"/>
    </style:style>
    <style:style style:name="P20" style:family="paragraph" style:parent-style-name="Standard">
      <style:paragraph-properties fo:margin-left="0in" fo:line-height="100%" fo:text-indent="0in" style:auto-text-indent="false"/>
      <style:text-properties style:text-position="0% 100%" fo:font-size="10pt" style:font-size-asian="12pt" style:font-size-complex="12pt"/>
    </style:style>
    <style:style style:name="T1" style:family="text">
      <style:text-properties style:font-name="Liberation Sans" style:font-name-asian="Source Han Sans CN" style:font-name-complex="Noto Sans Devanagari1"/>
    </style:style>
    <style:style style:name="T2" style:family="text">
      <style:text-properties officeooo:rsid="0001a9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### Event-driven system</text:h>
      <text:p text:style-name="P2">A system architecture that responds to events generated by external or internal actions. It typically involves event producers and consumers, where events trigger actions asynchronously.</text:p>
      <text:p text:style-name="P2"/>
      <text:h text:style-name="P3" text:outline-level="3">### <text:span text:style-name="T1">Hyperautomation</text:span></text:h>
      <text:p text:style-name="P4">The use of advanced technologies, such as artificial intelligence (AI) and machine learning (ML), to automate processes beyond traditional automation capabilities.</text:p>
      <text:p text:style-name="P5"/>
      <text:h text:style-name="P1" text:outline-level="3">### Messaging system</text:h>
      <text:p text:style-name="P2">A system that facilitates message-oriented communication between distributed applications or components, enabling asynchronous communication and decoupling of producers and consumers.</text:p>
      <text:p text:style-name="P2"/>
      <text:h text:style-name="P1" text:outline-level="3">### <text:span text:style-name="T1">Streaming</text:span></text:h>
      <text:p text:style-name="P2">The continuous and real-time transmission of data, typically used in contexts like data analytics, IoT, and multimedia applications.</text:p>
      <text:p text:style-name="P2"/>
      <text:h text:style-name="P6" text:outline-level="4">## Zookeeper and Kafka Integration</text:h>
      <text:p text:style-name="P7">Zookeeper coordinates distributed systems like Kafka.</text:p>
      <text:p text:style-name="P7">Zookeeper manages metadata, broker coordination, leader election, and partition management in Kafka.</text:p>
      <text:h text:style-name="P6" text:outline-level="4">## The Role of Zookeeper</text:h>
      <text:p text:style-name="P7">Zookeeper is a distributed coordination service.</text:p>
      <text:p text:style-name="P7">It ensures synchronization, configuration management, and leadership election within distributed systems like Kafka.</text:p>
      <text:p text:style-name="P8"/>
      <text:h text:style-name="P1" text:outline-level="3">### <text:span text:style-name="T1">Kafka</text:span> Message</text:h>
      <text:p text:style-name="P2">A unit of data in the Apache Kafka messaging system, which includes metadata and payload, facilitating high-throughput, low-latency data transport.</text:p>
      <text:h text:style-name="P6" text:outline-level="4">## Kafka Message Key</text:h>
      <text:p text:style-name="P7">A Kafka message key is a value used to determine the partition for a message.</text:p>
      <text:p text:style-name="P7">Kafka hashes the message key to decide which partition the message will go to.</text:p>
      <text:h text:style-name="P6" text:outline-level="4">## Kafka Message Offset</text:h>
      <text:p text:style-name="P7">The offset is a unique identifier for a Kafka message within a partition.</text:p>
      <text:p text:style-name="P7">Each message is assigned an offset, which consumers track to ensure no message is missed.</text:p>
      <text:p text:style-name="P7"/>
      <text:h text:style-name="P1" text:outline-level="3">### Kafka <text:span text:style-name="T1">Partition</text:span></text:h>
      <text:p text:style-name="P2">A portion of data stored in an Apache Kafka topic, allowing parallelism and scalability <text:span text:style-name="T2">(horizontally)</text:span> by distributing data across multiple brokers.</text:p>
      <text:p text:style-name="P2"/>
      <text:h text:style-name="P1" text:outline-level="3">### <text:span text:style-name="T1">Kafka</text:span> cluster</text:h>
      <text:p text:style-name="P2">A group of Kafka brokers working together to manage topics, partitions, and data replication in the Apache Kafka distributed messaging system.</text:p>
      <text:h text:style-name="P1" text:outline-level="3">### <text:span text:style-name="T1">Kafka</text:span> broker</text:h>
      <text:p text:style-name="P2">A Kafka server responsible for handling requests from producers and consumers, storing and replicating data, and managing partitions.</text:p>
      <text:h text:style-name="P6" text:outline-level="4">## Kafka Broker vs. Kafka Cluster</text:h>
      <text:p text:style-name="P9">- A <text:span text:style-name="T3">Kafka Broker </text:span>is a single server that handles messages, while a <text:span text:style-name="T3">Kafka Cluster</text:span> is a group of brokers working together for scalability and redundancy.</text:p>
      <text:p text:style-name="P8"><text:soft-page-break/></text:p>
      <text:h text:style-name="P1" text:outline-level="3">### <text:span text:style-name="T1">Kafka</text:span> Topic</text:h>
      <text:p text:style-name="P10">A category or feed name to which messages are published by producers and from which messages are consumed by consumers.</text:p>
      <text:p text:style-name="P10"/>
      <text:h text:style-name="P11" text:outline-level="5">## Kafka Replication of Partitions in a Cluster</text:h>
      <text:p text:style-name="P12">Kafka replicates each partition across multiple brokers for fault tolerance.</text:p>
      <text:p text:style-name="P12">Each partition has one leader and multiple followers; if the leader fails, a follower takes over.</text:p>
      <text:p text:style-name="P12"/>
      <text:h text:style-name="P11" text:outline-level="5">## How to Size the Number of Kafka Brokers in a Kafka Cluster?</text:h>
      <text:p text:style-name="P12">Sizing brokers is about determining the number of brokers needed for scalability and fault tolerance.</text:p>
      <text:p text:style-name="P12">The number of brokers depends on throughput, disk space, replication, and fault tolerance requirements.</text:p>
      <text:p text:style-name="P12"/>
      <text:h text:style-name="P11" text:outline-level="5">## How to Size the Number of Kafka Partitions in a Kafka Topic?</text:h>
      <text:p text:style-name="P12">Sizing partitions is about distributing data and balancing load across consumers.</text:p>
      <text:p text:style-name="P12">More partitions allow parallel processing but increase overhead; size based on expected load and consumer needs.</text:p>
      <text:p text:style-name="P13"/>
      <text:h text:style-name="P1" text:outline-level="3">### Kafka Producer</text:h>
      <text:p text:style-name="P2">An application or process that publishes messages to Kafka topics for consumption by consumers.</text:p>
      <text:h text:style-name="P1" text:outline-level="3">### Kafka Consumer</text:h>
      <text:p text:style-name="P2">An application or process that subscribes to Kafka topics to consume messages published by producers.</text:p>
      <text:h text:style-name="P1" text:outline-level="3">### Kafka <text:span text:style-name="T1">Consumer</text:span> Group</text:h>
      <text:p text:style-name="P2">A set of consumers that jointly consume a Kafka topic, dividing the workload and enabling parallel processing of messages.</text:p>
      <text:p text:style-name="P14">Consumers share partitions, ensuring each partition is processed by one consumer at a time.</text:p>
      <text:h text:style-name="P6" text:outline-level="4">## Kafka Consumer Group Rebalance</text:h>
      <text:p text:style-name="P7">Kafka Consumer Group Rebalance occurs when the group or partitions change.</text:p>
      <text:p text:style-name="P7">When a consumer joins, leaves, or partitions change, Kafka redistributes partitions among consumers.</text:p>
      <text:p text:style-name="P7"/>
      <text:h text:style-name="P6" text:outline-level="4">## Processing Rate between Kafka Producer and Kafka Consumer; Which One Has More Computational Consumption?</text:h>
      <text:p text:style-name="P7">Refers to the rate at which Kafka producers and consumers handle messages.</text:p>
      <text:p text:style-name="P7">Kafka consumers tend to have higher computational consumption due to message processing and offset management.</text:p>
      <text:p text:style-name="P8"/>
      <text:h text:style-name="P6" text:outline-level="4">## Kafka Commit Log</text:h>
      <text:p text:style-name="P7"><text:s/>A Kafka commit log is an ordered, immutable sequence of messages stored in partitions.</text:p>
      <text:p text:style-name="P7">The commit log is append-only and stores messages persistently for durability and replayability.</text:p>
      <text:p text:style-name="P7"/>
      <text:h text:style-name="P1" text:outline-level="3">### <text:span text:style-name="T1">Microservice</text:span></text:h>
      <text:p text:style-name="P2">A software architectural style where an application is composed of small, independent services that communicate over well-defined APIs.</text:p>
      <text:p text:style-name="P2"/>
      <text:h text:style-name="P1" text:outline-level="3">### REST API</text:h>
      <text:p text:style-name="P2">Representational State Transfer – Application Programming Interface</text:p>
      <text:p text:style-name="P2"/>
      <text:p text:style-name="P14"><text:span text:style-name="T2">I</text:span>s a web service using HTTP for communication. It allows clients to perform CRUD operations on resources via HTTP methods like GET, POST, PUT, DELETE.</text:p>
      <text:p text:style-name="P2"/>
      <text:h text:style-name="P1" text:outline-level="3"><text:soft-page-break/>### <text:span text:style-name="T1">ESB</text:span></text:h>
      <text:p text:style-name="P2">Enterprise Service Bus</text:p>
      <text:p text:style-name="P2">Software architecture model providing fundamental services for complex, distributed enterprise applications.</text:p>
      <text:p text:style-name="P2"/>
      <text:h text:style-name="P1" text:outline-level="3">### SOA</text:h>
      <text:p text:style-name="P2">Service-oriented architecture</text:p>
      <text:p text:style-name="P2">A design approach where applications are composed of services that communicate through defined protocols and interfaces.</text:p>
      <text:p text:style-name="P2"/>
      <text:h text:style-name="P1" text:outline-level="3">### <text:span text:style-name="T1">Middleware</text:span></text:h>
      <text:p text:style-name="P2">A software layer that facilitates communication and data management between disparate applications, systems, and services.</text:p>
      <text:p text:style-name="P2"/>
      <text:p text:style-name="P2">On the one hand, both a software and a DevOps engineer would describe middleware as the layer that “glues” together software by different system components; on the other hand, a network engineer would state that middleware is the fault-tolerant and error-checking integration of network connections.</text:p>
      <text:p text:style-name="P2"/>
      <text:h text:style-name="P1" text:outline-level="3">### <text:span text:style-name="T1">Enterprise</text:span> Integration</text:h>
      <text:p text:style-name="P2">Is the process of ensuring the interaction between enterprise entities necessary to achieve domain objectives</text:p>
      <text:p text:style-name="P2"/>
      <text:h text:style-name="P1" text:outline-level="3">### <text:span text:style-name="T1">Enterprise</text:span> Interoperability</text:h>
      <text:p text:style-name="P2">The ability of diverse enterprise systems and software applications to work together without special effort on the part of the user.</text:p>
      <text:p text:style-name="P2"/>
      <text:h text:style-name="P1" text:outline-level="3">### <text:span text:style-name="T1">MOM</text:span></text:h>
      <text:p text:style-name="P2">Message Oriented Middleware</text:p>
      <text:p text:style-name="P2">Software that enables message-oriented communication between applications or systems.</text:p>
      <text:p text:style-name="P2"/>
      <text:h text:style-name="P1" text:outline-level="3">### AMQP</text:h>
      <text:p text:style-name="P2">Advanced Message Queuing Protocol</text:p>
      <text:p text:style-name="P2">An open standard for messaging middleware, designed to enable the communication between applications.</text:p>
      <text:p text:style-name="P2"/>
      <text:h text:style-name="P1" text:outline-level="3">### <text:span text:style-name="T1">Publish</text:span>/Subscribe - messaging pattern</text:h>
      <text:p text:style-name="P2">A messaging pattern where publishers categorize messages into topics without specifying recipients, allowing subscribers to receive messages based on their interests.</text:p>
      <text:p text:style-name="P2"/>
      <text:p text:style-name="P2">Is a pattern that is characterized by the sender (publisher) of a piece of data (message) not specifically directing it to a receiver. Instead, the publisher classifies the message somehow, and that receiver (subscriber) subscribes to receive certain classes of messages. - TODO</text:p>
      <text:p text:style-name="P2"/>
      <text:h text:style-name="P1" text:outline-level="3">### <text:span text:style-name="T1">Reactor</text:span> pattern</text:h>
      <text:p text:style-name="P2">A design pattern that handles multiple concurrent requests or messages with a single thread, associating I/O events with event handlers for efficient processing.</text:p>
      <text:p text:style-name="P2">Give the possibility to handle multiple concurrent requests or messages with a single thread. The reactor pattern allows associating I/O events with event handlers. Invokes the event handlers when the expected event is received. Avoiding the creation of a thread for each message, request and connection</text:p>
      <text:p text:style-name="P15"><text:span text:style-name="T4">It uses an event loop to dispatch events to handlers, avoiding thread creation for each event.</text:span></text:p>
      <text:h text:style-name="P1" text:outline-level="3">### <text:span text:style-name="T1">Proactor</text:span> pattern</text:h>
      <text:p text:style-name="P2">Can be seen as an asynchronous version of the reactor, it is useful when long-running event handlers invoke a continuation when they complete. Such mechanisms allow mixing nonblocking and blocking I/O</text:p>
      <text:p text:style-name="P16"><text:soft-page-break/>The Proactor pattern handles long-running, blocking I/O operations asynchronously. It initiates operations and uses callbacks to handle results when the operation completes, ensuring non-blocking execution.</text:p>
      <text:p text:style-name="P16"/>
      <text:h text:style-name="P6" text:outline-level="4">## Reactor Pattern vs. Proactor Pattern</text:h>
      <text:p text:style-name="P9">- The <text:span text:style-name="T3">Reactor Pattern</text:span> uses an event loop to handle I/O events synchronously, while the <text:span text:style-name="T3">Proactor Pattern</text:span> initiates asynchronous I/O operations and handles them upon completion.</text:p>
      <text:p text:style-name="P17"/>
      <text:h text:style-name="P11" text:outline-level="5">## What Are the Four Properties Required for a System to Be Considered a Reactive System?</text:h>
      <text:p text:style-name="P18">A reactive system is responsive, resilient, elastic, and message-driven.</text:p>
      <text:p text:style-name="P19"><text:span text:style-name="T4">These properties ensure that the system can scale, recover from failures, and remain responsive to events.</text:span></text:p>
      <text:p text:style-name="P20"/>
      <text:h text:style-name="P11" text:outline-level="5">## Quarkus Non-blocking Database with Pipelining</text:h>
      <text:p text:style-name="P20">Quarkus provides asynchronous, non-blocking database access.</text:p>
      <text:p text:style-name="P20">It uses reactive programming to send multiple database queries without waiting for each response, improving throughput.</text:p>
      <text:p text:style-name="P20"/>
      <text:h text:style-name="P11" text:outline-level="5">## Quarkus Mutiny</text:h>
      <text:p text:style-name="P20">Mutiny is a reactive programming library for handling async operations in Quarkus.</text:p>
      <text:p text:style-name="P20">It simplifies reactive patterns like `Uni` (single value) and `Multi` (stream of values) for non-blocking operations.</text:p>
      <text:p text:style-name="P20"/>
      <text:h text:style-name="P11" text:outline-level="5">## Quarkus Unification of Reactive and Imperative Models</text:h>
      <text:p text:style-name="P20">Quarkus allows mixing reactive and imperative programming models.</text:p>
      <text:p text:style-name="P20">Both models can be used in a single application, with Quarkus handling integration for seamless operation.</text:p>
      <text:p text:style-name="P13"/>
      <text:p text:style-name="P20"/>
      <text:h text:style-name="P11" text:outline-level="5">## MOM: Time Decoupling vs. Asynchronous Communications</text:h>
      <text:p text:style-name="P20"><text:span text:style-name="T3">Time Decoupling</text:span> separates the sender and receiver in time, allowing the message to be processed later, while <text:span text:style-name="T3">Asynchronous Communication</text:span> ensures no waiting for an immediate response from the receiver but doesn’t necessarily decouple the timing of activities.</text:p>
      <text:p text:style-name="P20"/>
      <text:h text:style-name="P11" text:outline-level="5">## Kafka: Fire-and-Forget vs. Synchronous Messages vs. Asynchronous Messages</text:h>
      <text:p text:style-name="P20">- <text:span text:style-name="T3">Fire-and-Forget</text:span> involves sending a message without waiting for a response, while <text:span text:style-name="T3">Synchronous Messages</text:span> require an immediate acknowledgment, and <text:span text:style-name="T3">Asynchronous Messages</text:span> allow sending without blocking the sender and acknowledging later.</text:p>
      <text:p text:style-name="P20"/>
      <text:h text:style-name="P11" text:outline-level="5">## Blocking Network I/O vs. Multithreaded Blocking Network I/O vs. Non-Blocking Network I/O</text:h>
      <text:p text:style-name="P20">- <text:span text:style-name="T3">Blocking Network I/O</text:span> makes a thread wait for I/O to complete, <text:span text:style-name="T3">Multithreaded Blocking I/O</text:span> uses multiple threads for separate I/O tasks, and <text:span text:style-name="T3">Non-Blocking Network I/O</text:span> allows a thread to continue processing without waiting for I/O to fini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22:18:36.929628146</meta:creation-date>
    <dc:date>2025-05-13T23:10:55.216267499</dc:date>
    <meta:editing-duration>PT3M53S</meta:editing-duration>
    <meta:editing-cycles>3</meta:editing-cycles>
    <meta:generator>LibreOffice/24.8.6.2$Linux_X86_64 LibreOffice_project/480$Build-2</meta:generator>
    <meta:print-date>2025-05-13T23:10:49.191420504</meta:print-date>
    <meta:printed-by>PDF files</meta:printed-by>
    <meta:document-statistic meta:table-count="0" meta:image-count="0" meta:object-count="0" meta:page-count="4" meta:paragraph-count="111" meta:word-count="1384" meta:character-count="9599" meta:non-whitespace-character-count="8324"/>
  </office:meta>
</office:document-meta>
</file>